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4pt" style:font-size-asian="14pt" style:font-size-complex="14pt"/>
    </style:style>
    <style:style style:name="P2" style:family="paragraph" style:parent-style-name="Standard" style:list-style-name="L1">
      <style:text-properties style:font-name="Calibri" fo:font-size="14pt" style:font-size-asian="14pt" style:font-size-complex="14pt"/>
    </style:style>
    <style:style style:name="P3" style:family="paragraph" style:parent-style-name="Standard" style:list-style-name="L3">
      <style:text-properties style:font-name="Calibri" fo:font-size="14pt" style:font-size-asian="14pt" style:font-size-complex="14pt"/>
    </style:style>
    <style:style style:name="P4" style:family="paragraph" style:parent-style-name="Standard" style:list-style-name="L4">
      <style:text-properties style:font-name="Calibri"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nständer:</text:p>
      <text:p text:style-name="P1"/>
      <text:list xml:id="list6159472425744147234" text:style-name="L1">
        <text:list-item>
          <text:p text:style-name="P2">stabiler Notenständer aus Stahl mit verstellbarer Höhe von 60 cm bis 170 cm</text:p>
        </text:list-item>
        <text:list-item>
          <text:p text:style-name="P2">verstellbarer Neigungswinkel</text:p>
        </text:list-item>
        <text:list-item>
          <text:p text:style-name="P2">Lässt sich einfach zusammenfalten und transportieren</text:p>
        </text:list-item>
        <text:list-item>
          <text:p text:style-name="P2">Notenablage ist 30 cm hoch und 35 cm breit</text:p>
        </text:list-item>
        <text:list-item>
          <text:p text:style-name="P2">kompatibel für alle Notenbücher und Songbooks</text:p>
        </text:list-item>
        <text:list-item>
          <text:p text:style-name="P2">Geeignet für Anfänger und Fortgeschrittene</text:p>
        </text:list-item>
      </text:list>
      <text:p text:style-name="P1"/>
      <text:p text:style-name="P1">Der Notenständer von ______ bietet eine verstellbare Höhe von 60 cm bis zu 170 cm. Der Neigungswinkel der Notenablage ist ebenfalls verstellbar. Ausgezeichnet ist auch der einfache Transport. Der Notenständer lässt sich zusammenfalten und ganz einfach verstauen. Die Notenablage ist 30 cm hoch und 35 cm breit und geeignet für alle Notenbücher und Songbooks. </text:p>
      <text:p text:style-name="P1"/>
      <text:p text:style-name="P1">E-Piano:</text:p>
      <text:p text:style-name="P1"/>
      <text:list xml:id="list2204898706986228739" text:style-name="L4">
        <text:list-item>
          <text:p text:style-name="P4">Digitalpiano schwarz satiniert</text:p>
        </text:list-item>
      </text:list>
      <text:list xml:id="list4143736824714627015" text:style-name="L3">
        <text:list-item>
          <text:p text:style-name="P3">verstellbarer Tastenanschlag und Klang</text:p>
        </text:list-item>
        <text:list-item>
          <text:p text:style-name="P3">kompatibel für Kopfhörer</text:p>
        </text:list-item>
        <text:list-item>
          <text:p text:style-name="P3">88 Tasten aus Ebenholz mit weißen Synthetic Ivory Decklagen für ein Gefühl von Elfenbein</text:p>
        </text:list-item>
        <text:list-item>
          <text:p text:style-name="P3">enthält 20 Voice Demos, 50 Klaviersongs, Metronom, 20 Rhythmen</text:p>
        </text:list-item>
        <text:list-item>
          <text:p text:style-name="P3">Aufnahme und Abspielen möglich</text:p>
        </text:list-item>
        <text:list-item>
          <text:p text:style-name="P3">verschiedenes Pedalverhalten einstellbar, sowie Halb-Pedal Effekt</text:p>
        </text:list-item>
        <text:list-item>
          <text:p text:style-name="P3">mit USB Audio Recorder</text:p>
        </text:list-item>
      </text:list>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Gabriola" svg:font-family="Gabriola"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le Weck</meta:initial-creator>
    <meta:creation-date>2018-04-18T01:04:41.05</meta:creation-date>
    <meta:document-statistic meta:table-count="0" meta:image-count="0" meta:object-count="0" meta:page-count="1" meta:paragraph-count="18" meta:word-count="158" meta:character-count="1038"/>
    <dc:date>2018-04-19T08:25:36.66</dc:date>
    <dc:creator>Michelle Weck</dc:creator>
    <meta:editing-duration>PT5M44S</meta:editing-duration>
    <meta:editing-cycles>1</meta:editing-cycles>
    <meta:generator>OpenOffice/4.1.4$Win32 OpenOffice.org_project/414m5$Build-9788</meta:generator>
  </office:meta>
</office:document-meta>
</file>